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7560990720" calcext:value-type="float">
            <text:p>7560.99 MB</text:p>
          </table:table-cell>
          <table:table-cell table:formula="of:=SUM([.D3:.D300])" office:value-type="float" office:value="3529105408" calcext:value-type="float">
            <text:p>3529.11 MB</text:p>
          </table:table-cell>
          <table:table-cell table:formula="of:=[.C2]-[.D2]" office:value-type="float" office:value="4031885312" calcext:value-type="float">
            <text:p>4031.89 MB</text:p>
          </table:table-cell>
          <table:table-cell table:formula="of:=ROUND([.D2]/[.C2]*100;2) &amp; &quot;% // &quot; &amp; ROUND(AVERAGE([.F3:.F300])*100;2) &amp; &quot;%&quot;" office:value-type="string" office:string-value="46.68% // 71.25%" calcext:value-type="string">
            <text:p>46.68% // 71.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3]-[.D3] &gt; 0; [.C3]-[.D3] ; &quot;&quot;)" office:value-type="float" office:value="2244608" calcext:value-type="float">
            <text:p>2.24 MB</text:p>
          </table:table-cell>
          <table:table-cell table:formula="of:=IF([.D3] &gt; 0;[.D3]/[.C3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4]-[.D4] &gt; 0; [.C4]-[.D4] ; &quot;&quot;)" office:value-type="float" office:value="10985472" calcext:value-type="float">
            <text:p>10.99 MB</text:p>
          </table:table-cell>
          <table:table-cell table:formula="of:=IF([.D4] &gt; 0;[.D4]/[.C4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5]-[.D5] &gt; 0; [.C5]-[.D5] ; &quot;&quot;)" office:value-type="float" office:value="2469888" calcext:value-type="float">
            <text:p>2.47 MB</text:p>
          </table:table-cell>
          <table:table-cell table:formula="of:=IF([.D5] &gt; 0;[.D5]/[.C5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6]-[.D6] &gt; 0; [.C6]-[.D6] ; &quot;&quot;)" office:value-type="float" office:value="37531648" calcext:value-type="float">
            <text:p>37.53 MB</text:p>
          </table:table-cell>
          <table:table-cell table:formula="of:=IF([.D6] &gt; 0;[.D6]/[.C6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7]-[.D7] &gt; 0; [.C7]-[.D7] ; &quot;&quot;)" office:value-type="float" office:value="39407616" calcext:value-type="float">
            <text:p>39.41 MB</text:p>
          </table:table-cell>
          <table:table-cell table:formula="of:=IF([.D7] &gt; 0;[.D7]/[.C7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8]-[.D8] &gt; 0; [.C8]-[.D8] ; &quot;&quot;)" office:value-type="float" office:value="171757568" calcext:value-type="float">
            <text:p>171.76 MB</text:p>
          </table:table-cell>
          <table:table-cell table:formula="of:=IF([.D8] &gt; 0;[.D8]/[.C8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9]-[.D9] &gt; 0; [.C9]-[.D9] ; &quot;&quot;)" office:value-type="float" office:value="94449664" calcext:value-type="float">
            <text:p>94.45 MB</text:p>
          </table:table-cell>
          <table:table-cell table:formula="of:=IF([.D9] &gt; 0;[.D9]/[.C9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10]-[.D10] &gt; 0; [.C10]-[.D10] ; &quot;&quot;)" office:value-type="float" office:value="73695232" calcext:value-type="float">
            <text:p>73.70 MB</text:p>
          </table:table-cell>
          <table:table-cell table:formula="of:=IF([.D10] &gt; 0;[.D10]/[.C10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11]-[.D11] &gt; 0; [.C11]-[.D11] ; &quot;&quot;)" office:value-type="float" office:value="13443072" calcext:value-type="float">
            <text:p>13.44 MB</text:p>
          </table:table-cell>
          <table:table-cell table:formula="of:=IF([.D11] &gt; 0;[.D11]/[.C11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12]-[.D12] &gt; 0; [.C12]-[.D12] ; &quot;&quot;)" office:value-type="float" office:value="635490304" calcext:value-type="float">
            <text:p>635.49 MB</text:p>
          </table:table-cell>
          <table:table-cell table:formula="of:=IF([.D12] &gt; 0;[.D12]/[.C12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13]-[.D13] &gt; 0; [.C13]-[.D13] ; &quot;&quot;)" office:value-type="float" office:value="2841526272" calcext:value-type="float">
            <text:p>2841.53 MB</text:p>
          </table:table-cell>
          <table:table-cell table:formula="of:=IF([.D13] &gt; 0;[.D13]/[.C1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4]-[.D14] &gt; 0; [.C14]-[.D14] ; &quot;&quot;)" office:value-type="float" office:value="108883968" calcext:value-type="float">
            <text:p>108.88 MB</text:p>
          </table:table-cell>
          <table:table-cell table:formula="of:=IF([.D14] &gt; 0;[.D14]/[.C14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15]-[.D15] &gt; 0; [.C15]-[.D15] ; &quot;&quot;)">
            <text:p/>
          </table:table-cell>
          <table:table-cell table:formula="of:=IF([.D15] &gt; 0;[.D15]/[.C15];&quot;&quot;)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16]-[.D16] &gt; 0; [.C16]-[.D16] ; &quot;&quot;)">
            <text:p/>
          </table:table-cell>
          <table:table-cell table:formula="of:=IF([.D16] &gt; 0;[.D16]/[.C16];&quot;&quot;)">
            <text:p/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named-expressions/>
      <table:database-ranges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6:26:22.866479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9T16:26:41.290198204</dc:date>
    <meta:editing-duration>P1DT2H36M19S</meta:editing-duration>
    <meta:editing-cycles>23</meta:editing-cycles>
    <meta:generator>LibreOffice/7.1.5.2$Linux_X86_64 LibreOffice_project/10$Build-2</meta:generator>
    <meta:document-statistic meta:table-count="1" meta:cell-count="88" meta:object-count="0"/>
  </office:meta>
</office:document-meta>
</file>